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line draw:style-name="gr1" draw:layer="layout" svg:x1="0cm" svg:y1="0cm" svg:x2="2cm" svg:y2="2cm">
            <text:p/>
          </draw:line>
          <draw:polyline draw:style-name="gr2" draw:layer="layout" svg:width="1.6cm" svg:height="0.8cm" svg:x="0.4cm" svg:y="0.6cm" svg:viewBox="0 0 1601 801" draw:points="1601,801 1400,0 1200,801 1000,0 800,801 600,0 400,801 200,0 0,801 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mspr</dc:title>
    <meta:creation-date>2011-02-07T17:05:5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